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3.718cm" fo:min-width="13.4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14cm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2.447cm"/>
    </style:style>
    <style:style style:name="gr5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867cm" fo:min-width="5.849cm"/>
    </style:style>
    <style:style style:name="gr6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689cm" fo:min-width="8.458cm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3.997cm" svg:height="13.968cm" svg:x="12.513cm" svg:y="12.206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Cach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916cm" svg:height="1.195cm" svg:x="17.348cm" svg:y="9.13cm">
          <draw:text-box>
            <text:p text:style-name="P3"><text:span text:style-name="T2">IOb</text:span></text:p>
          </draw:text-box>
        </draw:frame>
        <draw:connector draw:style-name="gr3" draw:text-style-name="P5" draw:layer="layout" svg:x1="19.543cm" svg:y1="6.765cm" svg:x2="19.511cm" svg:y2="12.135cm" draw:start-shape="id1" draw:start-glue-point="2" svg:d="M19543 6765v2935h-32v2435" svg:viewBox="0 0 33 5371">
          <text:p/>
        </draw:connector>
        <draw:frame draw:style-name="gr4" draw:text-style-name="P4" draw:layer="layout" svg:width="2.947cm" svg:height="1.289cm" svg:x="8.535cm" svg:y="17.455cm">
          <draw:text-box>
            <text:p text:style-name="P3"><text:span text:style-name="T2">AXI-4</text:span></text:p>
          </draw:text-box>
        </draw:frame>
        <draw:custom-shape draw:style-name="gr5" draw:text-style-name="P6" xml:id="id2" draw:id="id2" draw:layer="layout" svg:width="6.349cm" svg:height="4.117cm" svg:x="1.49cm" svg:y="17.09cm">
          <draw:glue-point draw:id="4" svg:x="4.942cm" svg:y="3.765cm"/>
          <draw:glue-point draw:id="5" svg:x="4.98cm" svg:y="-3.684cm"/>
          <text:p text:style-name="P1"><text:span text:style-name="T1">External</text:span></text:p>
          <text:p text:style-name="P1"><text:span text:style-name="T1">Memory</text:span></text:p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7.839cm" svg:y1="19.148cm" svg:x2="12.513cm" svg:y2="19.19cm" draw:start-shape="id2" draw:start-glue-point="1" draw:end-shape="id3" draw:end-glue-point="3" svg:d="M7839 19148h2336v42h2338" svg:viewBox="0 0 4675 43">
          <text:p/>
        </draw:connector>
        <draw:custom-shape draw:style-name="gr6" draw:text-style-name="P6" xml:id="id1" draw:id="id1" draw:layer="layout" svg:width="8.958cm" svg:height="4.939cm" svg:x="15.064cm" svg:y="1.826cm">
          <draw:glue-point draw:id="4" svg:x="2.175cm" svg:y="5.001cm"/>
          <text:p text:style-name="P1"><text:span text:style-name="T1">Control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2-03-04T19:38:31.637019277</dc:date>
    <meta:editing-duration>PT16H12M12S</meta:editing-duration>
    <meta:editing-cycles>48</meta:editing-cycles>
    <meta:generator>LibreOffice/6.0.7.3$Linux_X86_64 LibreOffice_project/00m0$Build-3</meta:generator>
    <meta:document-statistic meta:object-count="7"/>
  </office:meta>
</office:document-meta>
</file>